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2052" officeooo:paragraph-rsid="00132052" style:font-weight-asian="bold" style:font-weight-complex="bold"/>
    </style:style>
    <style:style style:name="P2" style:family="paragraph" style:parent-style-name="Standard">
      <style:text-properties fo:font-weight="normal" officeooo:rsid="00132052" officeooo:paragraph-rsid="0013205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hise’s Mutilinear Reference Tissue Model (MRTM)</text:p>
      <text:p text:style-name="P1"/>
      <text:p text:style-name="P1">Model Configurations and Assumptions</text:p>
      <text:p text:style-name="P2"/>
      <text:p text:style-name="P2">Assumptions: initial equilibration time t* for which the multi-linear relation hold</text:p>
      <text:p text:style-name="P2"/>
      <text:p text:style-name="P2">If the kinetics can be described by a 1-tissue compartment model, all data can be used for the fitting, i.e. t*=0</text:p>
      <text:p text:style-name="P2"/>
      <text:p text:style-name="P2"/>
      <text:p text:style-name="P1">Operational Model Curve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1:36:16.390108167</meta:creation-date>
    <dc:date>2017-09-07T11:51:16.502870754</dc:date>
    <meta:editing-duration>PT4M50S</meta:editing-duration>
    <meta:editing-cycles>1</meta:editing-cycles>
    <meta:document-statistic meta:table-count="0" meta:image-count="0" meta:object-count="0" meta:page-count="1" meta:paragraph-count="5" meta:word-count="45" meta:character-count="304" meta:non-whitespace-character-count="264"/>
    <meta:generator>LibreOffice/5.1.6.2$Linux_X86_64 LibreOffice_project/10m0$Build-2</meta:generator>
  </office:meta>
</office:document-meta>
</file>